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8.5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6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7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8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9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10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1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12" style:family="text">
      <style:text-properties fo:font-size="11.00pt" fo:font-weight="normal" fo:font-family="'Calibri Light'" style:font-family-asian="'Calibri Light'" style:font-family-complex="'Calibri Light'" fo:background-color="transparent" fo:color="#1f3863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462c1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462c1"/>
    </style:style>
    <style:style style:name="T15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5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20" style:family="text">
      <style:text-properties fo:font-size="10.00pt" fo:font-weight="normal" fo:font-family="Wingdings" style:font-family-asian="Wingdings" style:font-family-complex="Wingdings" fo:background-color="transparent" fo:color="#2d74b5"/>
    </style:style>
    <style:style style:name="T2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2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3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3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3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6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6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7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7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8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8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8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8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89" style:family="text">
      <style:text-properties fo:font-size="9.5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91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92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9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6.5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97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98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9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3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04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0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8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09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10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11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1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3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14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17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1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9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20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21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22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6" style:family="text">
      <style:text-properties fo:font-size="11.00pt" fo:font-weight="normal" fo:font-family="Cambria" style:font-family-asian="Cambria" style:font-family-complex="Cambria" fo:background-color="transparent" fo:color="#2d74b5"/>
    </style:style>
    <style:style style:name="T127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2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3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31" style:family="text">
      <style:text-properties fo:font-size="11.00pt" fo:font-weight="bold" fo:font-family="Cambria" style:font-family-asian="Cambria" style:font-family-complex="Cambria" fo:background-color="transparent" fo:color="#2d74b5"/>
    </style:style>
    <style:style style:name="T132" style:family="text">
      <style:text-properties fo:font-size="14.5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34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35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3.5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5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58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59" style:family="text">
      <style:text-properties fo:font-size="14.00pt" fo:font-weight="bold" fo:font-family="Calibri" style:font-family-asian="Calibri" style:font-family-complex="Calibri" fo:background-color="transparent" fo:color="#1f3863"/>
    </style:style>
    <style:style style:name="T1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6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64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6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66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67" style:family="text">
      <style:text-properties fo:font-size="5.00pt" fo:font-weight="bold" fo:font-family="Cambria" style:font-family-asian="Cambria" style:font-family-complex="Cambria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169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2d74b5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4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20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8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21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0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22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29" style:family="text">
      <style:text-properties fo:font-size="11.00pt" fo:font-weight="normal" fo:font-family="Cambria" style:font-family-asian="Cambria" style:font-family-complex="Cambria" fo:background-color="#ffffff" style:use-window-font-color="true"/>
    </style:style>
    <style:style style:name="T23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4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7" style:family="text">
      <style:text-properties fo:font-size="15.5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279" style:family="text">
      <style:text-properties fo:font-size="11.00pt" fo:font-weight="bold" fo:font-family="Calibri" style:font-family-asian="Calibri" style:font-family-complex="Calibri" fo:background-color="transparent" fo:color="#2d74b5"/>
    </style:style>
    <style:style style:name="T2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fo:color="#2d74b5"/>
    </style:style>
    <style:style style:name="T282" style:family="text">
      <style:text-properties fo:font-size="10.00pt" fo:font-weight="normal" fo:font-family="Calibri" style:font-family-asian="Calibri" style:font-family-complex="Calibri" fo:background-color="transparent" fo:color="#2d74b5"/>
    </style:style>
    <style:style style:name="T28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8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8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8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0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0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0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bold" fo:font-family="Cambria" style:font-family-asian="Cambria" style:font-family-complex="Cambria" fo:background-color="#0c203a" fo:color="#ffffff"/>
    </style:style>
    <style:style style:name="T305" style:family="text">
      <style:text-properties fo:font-size="11.00pt" fo:font-weight="bold" fo:font-family="Cambria" style:font-family-asian="Cambria" style:font-family-complex="Cambria" fo:background-color="#0c203a" fo:color="#ffffff"/>
    </style:style>
    <style:style style:name="T306" style:family="text">
      <style:text-properties fo:font-size="11.00pt" fo:font-weight="bold" fo:font-family="Cambria" style:font-family-asian="Cambria" style:font-family-complex="Cambria" fo:background-color="#0c203a" fo:color="#ffffff"/>
    </style:style>
    <style:style style:name="T307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30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1.30pt" fo:text-indent="-21.30pt"/>
    </style:style>
    <style:style style:name="P2" style:family="paragraph">
      <style:paragraph-properties fo:line-height="100.00%" fo:text-align="left" fo:margin-left="21.30pt" fo:text-indent="-21.30pt" fo:margin-top="0.50pt"/>
    </style:style>
    <style:style style:name="P3" style:family="paragraph">
      <style:paragraph-properties fo:line-height="100.00%" fo:text-align="left" fo:margin-left="21.30pt" fo:text-indent="-21.30pt"/>
    </style:style>
    <style:style style:name="P4" style:family="paragraph">
      <style:paragraph-properties fo:line-height="100.00%" fo:text-align="left" fo:margin-left="21.30pt" fo:text-indent="-21.30pt" fo:margin-top="0.05pt"/>
    </style:style>
    <style:style style:name="P5" style:family="paragraph">
      <style:paragraph-properties fo:line-height="100.00%" fo:text-align="left" fo:margin-left="21.30pt" fo:text-indent="-21.30p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3.30pt" fo:text-indent="-3.30pt" fo:margin-top="4.45pt"/>
    </style:style>
    <style:style style:name="P7" style:family="paragraph">
      <style:paragraph-properties fo:line-height="100.00%" fo:text-align="left" fo:margin-left="21.30pt" fo:text-indent="-21.30pt" fo:margin-top="0.55pt"/>
    </style:style>
    <style:style style:name="P8" style:family="paragraph">
      <style:paragraph-properties fo:line-height="100.00%" fo:text-align="left" fo:margin-left="21.30pt" fo:text-indent="-21.30pt" fo:margin-top="0.90pt"/>
    </style:style>
    <style:style style:name="P9" style:family="paragraph">
      <style:paragraph-properties fo:line-height="100.00%" fo:text-align="left" fo:margin-left="21.30pt" fo:text-indent="-21.30pt"/>
    </style:style>
    <style:style style:name="P10" style:family="paragraph">
      <style:paragraph-properties fo:line-height="100.00%" fo:text-align="left" fo:margin-left="21.30pt" fo:text-indent="-21.30pt" fo:margin-top="0.3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3.30pt" fo:text-indent="-3.30pt" fo:margin-top="2.90pt"/>
    </style:style>
    <style:style style:name="P12" style:family="paragraph">
      <style:paragraph-properties fo:line-height="100.00%" fo:text-align="left" fo:margin-left="3.30pt" fo:text-indent="-3.30pt" fo:margin-top="3.05pt"/>
    </style:style>
    <style:style style:name="P13" style:family="paragraph">
      <style:paragraph-properties fo:line-height="100.00%" fo:text-align="left" fo:margin-left="3.30pt" fo:text-indent="-3.30pt" fo:margin-top="3.00pt"/>
    </style:style>
    <style:style style:name="P14" style:family="paragraph">
      <style:paragraph-properties fo:line-height="100.00%" fo:text-align="left" fo:margin-left="3.30pt" fo:text-indent="-3.30pt" fo:margin-top="3.05pt"/>
    </style:style>
    <style:style style:name="P15" style:family="paragraph">
      <style:paragraph-properties fo:line-height="100.00%" fo:text-align="left" fo:margin-left="3.30pt" fo:text-indent="-3.30pt" fo:margin-top="2.90pt"/>
    </style:style>
    <style:style style:name="P16" style:family="paragraph">
      <style:paragraph-properties fo:line-height="100.00%" fo:text-align="left" fo:margin-left="3.30pt" fo:text-indent="-3.30pt" fo:margin-top="3.05pt"/>
    </style:style>
    <style:style style:name="P17" style:family="paragraph">
      <style:paragraph-properties fo:line-height="100.00%" fo:text-align="left" fo:margin-left="21.30pt" fo:text-indent="-21.30pt" fo:margin-top="0.45pt"/>
    </style:style>
    <style:style style:name="P18" style:family="paragraph">
      <style:paragraph-properties fo:line-height="100.00%" fo:text-align="left" fo:margin-left="21.30pt" fo:text-indent="-21.30pt" fo:margin-top="0.90pt"/>
    </style:style>
    <style:style style:name="P19" style:family="paragraph">
      <style:paragraph-properties fo:line-height="100.00%" fo:text-align="left" fo:margin-left="21.30pt" fo:text-indent="-21.30pt"/>
    </style:style>
    <style:style style:name="P20" style:family="paragraph">
      <style:paragraph-properties fo:line-height="100.00%" fo:text-align="left" fo:margin-left="21.30pt" fo:text-indent="-21.30pt" fo:margin-top="0.35p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3.30pt" fo:text-indent="-3.30pt" fo:margin-top="4.45pt"/>
    </style:style>
    <style:style style:name="P22" style:family="paragraph">
      <style:paragraph-properties fo:line-height="100.00%" fo:text-align="left" fo:margin-left="21.30pt" fo:text-indent="-21.30pt"/>
    </style:style>
    <style:style style:name="P23" style:family="paragraph">
      <style:paragraph-properties fo:line-height="100.00%" fo:text-align="left" fo:margin-left="21.30pt" fo:text-indent="-21.30pt" fo:margin-top="1.00pt"/>
    </style:style>
    <style:style style:name="P24" style:family="paragraph">
      <style:paragraph-properties fo:line-height="100.00%" fo:text-align="left" fo:margin-left="21.30pt" fo:text-indent="-21.3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3.30pt" fo:text-indent="-3.30pt" fo:margin-top="4.45pt"/>
    </style:style>
    <style:style style:name="P26" style:family="paragraph">
      <style:paragraph-properties fo:line-height="100.00%" fo:text-align="left" fo:margin-left="21.30pt" fo:text-indent="-21.30pt" fo:margin-top="0.15pt"/>
    </style:style>
    <style:style style:name="P27" style:family="paragraph">
      <style:paragraph-properties fo:line-height="100.00%" fo:text-align="left" fo:margin-left="21.30pt" fo:text-indent="-21.30pt" fo:margin-top="2.85pt"/>
    </style:style>
    <style:style style:name="P28" style:family="paragraph">
      <style:paragraph-properties fo:line-height="100.00%" fo:text-align="left" fo:margin-left="21.30pt" fo:text-indent="-21.30pt" fo:margin-top="1.9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left="3.30pt" fo:text-indent="-3.30pt"/>
    </style:style>
    <style:style style:name="P30" style:family="paragraph">
      <style:paragraph-properties fo:line-height="115.00%" fo:text-align="left" fo:margin-left="3.30pt" fo:text-indent="-3.30pt" fo:margin-top="1.80pt"/>
    </style:style>
    <style:style style:name="P31" style:family="paragraph">
      <style:paragraph-properties fo:line-height="100.00%" fo:text-align="left" fo:margin-left="3.30pt" fo:text-indent="-3.30pt" fo:margin-top="1.85pt"/>
    </style:style>
    <style:style style:name="P32" style:family="paragraph">
      <style:paragraph-properties fo:line-height="100.00%" fo:text-align="left" fo:margin-left="3.30pt" fo:text-indent="-3.30pt" fo:margin-top="1.80pt"/>
    </style:style>
    <style:style style:name="P33" style:family="paragraph">
      <style:paragraph-properties fo:line-height="100.00%" fo:text-align="left" fo:margin-left="21.30pt" fo:text-indent="-21.30pt" fo:margin-top="0.20pt"/>
    </style:style>
    <style:style style:name="P34" style:family="paragraph">
      <style:paragraph-properties fo:line-height="100.00%" fo:text-align="left" fo:margin-left="21.30pt" fo:text-indent="-21.30pt"/>
    </style:style>
    <style:style style:name="P35" style:family="paragraph">
      <style:paragraph-properties fo:line-height="100.00%" fo:text-align="left" fo:margin-left="21.30pt" fo:text-indent="-21.30pt" fo:margin-top="1.95pt"/>
    </style:style>
    <style:style style:name="P36" style:family="paragraph">
      <style:paragraph-properties fo:line-height="100.00%" fo:text-align="left" fo:margin-left="21.30pt" fo:text-indent="-21.30pt" fo:margin-top="2.05pt"/>
    </style:style>
    <style:style style:name="P37" style:family="paragraph">
      <style:paragraph-properties fo:line-height="100.00%" fo:text-align="left" fo:margin-left="21.30pt" fo:text-indent="-21.30pt" fo:margin-top="1.95p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 fo:margin-left="3.30pt" fo:text-indent="-3.30pt" fo:margin-top="1.80pt"/>
    </style:style>
    <style:style style:name="P39" style:family="paragraph">
      <style:paragraph-properties fo:line-height="100.00%" fo:text-align="left" fo:margin-left="21.30pt" fo:text-indent="-21.30pt"/>
    </style:style>
    <style:style style:name="P40" style:family="paragraph">
      <style:paragraph-properties fo:line-height="100.00%" fo:text-align="left" fo:margin-left="21.30pt" fo:text-indent="-21.30pt" fo:margin-top="0.15pt"/>
    </style:style>
    <style:style style:name="P41" style:family="paragraph">
      <style:paragraph-properties fo:line-height="100.00%" fo:text-align="left" fo:margin-left="21.30pt" fo:text-indent="-21.30pt" fo:margin-top="5.00pt"/>
    </style:style>
    <style:style style:name="P42" style:family="paragraph">
      <style:paragraph-properties fo:line-height="100.00%" fo:text-align="left" fo:margin-left="21.30pt" fo:text-indent="-21.30pt" fo:margin-top="0.15pt"/>
    </style:style>
    <style:style style:name="P43" style:family="paragraph">
      <style:paragraph-properties fo:line-height="100.00%" fo:text-align="left" fo:margin-left="21.30pt" fo:text-indent="-21.30pt" fo:margin-top="0.2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Vishnu Vardhan Reddy C</text:span><text:span text:style-name="T3"/></text:p>
      <text:p text:style-name="P2"><text:span text:style-name="T4"/></text:p>
      <text:p text:style-name="P3"><text:span text:style-name="T5">Contact:</text:span><text:span text:style-name="T6"><text:s/></text:span><text:span text:style-name="T7">+91</text:span><text:span text:style-name="T8"><text:s/></text:span><text:span text:style-name="T9">7569919909</text:span><text:span text:style-name="T10"/></text:p>
      <text:p text:style-name="P4"><text:span text:style-name="T11">Email:</text:span><text:span text:style-name="T12"><text:s/></text:span><text:a xlink:href="mailto:madhusudana.singana@gmail.com"><text:span text:style-name="T14">madhusudana.singana@gmail.com</text:span></text:a><text:span text:style-name="T15"/></text:p>
      <text:p text:style-name="P4"><text:span text:style-name="T16"/></text:p>
      <text:p text:style-name="P5"><text:span text:style-name="T17">Profile</text:span><text:span text:style-name="T18"><text:s/></text:span><text:span text:style-name="T19">Summary</text:span><text:span text:style-name="T20"/></text:p>
      <text:list text:style-name="L6">
        <text:list-item>
          <text:p text:style-name="P6"><text:span text:style-name="T21">Overall 3.7 Years of professional experience in design, implementation, configuration and development of SailPoint<text:s/></text:span><text:span text:style-name="T22"/></text:p>
        </text:list-item>
        <text:list-item>
          <text:p text:style-name="P6"><text:span text:style-name="T23">Experienced in SailPoint Identity IQ implementation and configuration for application on- boarding for different applications - AD, LDAP, JDBC, Delimited File.</text:span><text:span text:style-name="T24"/></text:p>
        </text:list-item>
        <text:list-item>
          <text:p text:style-name="P6"><text:span text:style-name="T25">Developed the custom rules -<text:s text:c="2"/>Connector, Aggregation and Certification Rules.<text:s/></text:span><text:span text:style-name="T26"/></text:p>
        </text:list-item>
        <text:list-item>
          <text:p text:style-name="P6"><text:span text:style-name="T27">Developed the business processes - Multilevel Approva</text:span><text:span text:style-name="T28">l<text:s/></text:span><text:span text:style-name="T29">Workflows.</text:span><text:span text:style-name="T30"/></text:p>
        </text:list-item>
        <text:list-item>
          <text:p text:style-name="P6"><text:span text:style-name="T31">Developed the Custom Provisioning plans for Attributes and Access</text:span><text:span text:style-name="T32"><text:s/></text:span><text:span text:style-name="T33">Request.</text:span><text:span text:style-name="T34"/></text:p>
        </text:list-item>
        <text:list-item>
          <text:p text:style-name="P6"><text:span text:style-name="T35">Extended the attributes for Identities and</text:span><text:span text:style-name="T36"><text:s/></text:span><text:span text:style-name="T37">Applications.</text:span><text:span text:style-name="T38"/></text:p>
        </text:list-item>
        <text:list-item>
          <text:p text:style-name="P6"><text:span text:style-name="T39">Hands</text:span><text:span text:style-name="T40"><text:s/></text:span><text:span text:style-name="T41">on</text:span><text:span text:style-name="T42"><text:s/></text:span><text:span text:style-name="T43">Experience</text:span><text:span text:style-name="T44"><text:s/></text:span><text:span text:style-name="T45">with</text:span><text:span text:style-name="T46"><text:s/></text:span><text:span text:style-name="T47">complete</text:span><text:span text:style-name="T48"><text:s/></text:span><text:span text:style-name="T49">user</text:span><text:span text:style-name="T50"><text:s/></text:span><text:span text:style-name="T51">life</text:span><text:span text:style-name="T52"><text:s/></text:span><text:span text:style-name="T53">cycle</text:span><text:span text:style-name="T54"><text:s/></text:span><text:span text:style-name="T55">management<text:s/></text:span><text:span text:style-name="T56">-<text:s/></text:span><text:span text:style-name="T57">Joiner,</text:span><text:span text:style-name="T58"><text:s/></text:span><text:span text:style-name="T59">Mover,</text:span><text:span text:style-name="T60"><text:s/></text:span><text:span text:style-name="T61">Leaver</text:span><text:span text:style-name="T62"/></text:p>
        </text:list-item>
        <text:list-item>
          <text:p text:style-name="P6"><text:span text:style-name="T63">Created the populations for Quicklinks and</text:span><text:span text:style-name="T64"><text:s/></text:span><text:span text:style-name="T65">Workgroups.</text:span><text:span text:style-name="T66"/></text:p>
        </text:list-item>
        <text:list-item>
          <text:p text:style-name="P6"><text:span text:style-name="T67">Experience in RBAC Implementation- Business and IT Role</text:span><text:span text:style-name="T68"><text:s/></text:span><text:span text:style-name="T69">Mining.</text:span><text:span text:style-name="T70"/></text:p>
        </text:list-item>
        <text:list-item>
          <text:p text:style-name="P6"><text:span text:style-name="T71">Experience in Birthright Provisioning using Roles<text:s/></text:span><text:span text:style-name="T72">and<text:s/></text:span><text:span text:style-name="T73">Joiner Work</text:span><text:span text:style-name="T74"><text:s/></text:span><text:span text:style-name="T75">Flows.</text:span><text:span text:style-name="T76"/></text:p>
        </text:list-item>
        <text:list-item>
          <text:p text:style-name="P6"><text:span text:style-name="T77">Worked on access certifications - Manager ,Role, Account and Entitlement</text:span><text:span text:style-name="T78"><text:s/></text:span><text:span text:style-name="T79">Certifications.</text:span><text:span text:style-name="T80"/></text:p>
        </text:list-item>
        <text:list-item>
          <text:p text:style-name="P6"><text:span text:style-name="T81">Configure the Policy Violations - Advanced, Account and SOD</text:span><text:span text:style-name="T82"><text:s/></text:span><text:span text:style-name="T83">Polices.</text:span><text:span text:style-name="T84"/></text:p>
        </text:list-item>
        <text:list-item>
          <text:p text:style-name="P6"><text:span text:style-name="T85">Implemented the Multi factor authentication.</text:span><text:span text:style-name="T86"/></text:p>
        </text:list-item>
        <text:list-item>
          <text:p text:style-name="P6"><text:span text:style-name="T87">Migrate the code from one environment to another by using SSB Tool</text:span><text:span text:style-name="T88"/></text:p>
        </text:list-item>
      </text:list>
      <text:p text:style-name="P7"><text:span text:style-name="T89"/></text:p>
      <text:p text:style-name="P8"><text:span text:style-name="T90">Technical</text:span><text:span text:style-name="T91"><text:s/></text:span><text:span text:style-name="T92">Skills</text:span><text:span text:style-name="T93"/></text:p>
      <text:p text:style-name="P9"><text:span text:style-name="T94"/></text:p>
      <text:p text:style-name="P10"><text:span text:style-name="T95"/></text:p>
      <text:list text:style-name="L11">
        <text:list-item>
          <text:p text:style-name="P11"><text:span text:style-name="T96">IAM</text:span><text:span text:style-name="T97"><text:s/></text:span><text:span text:style-name="T98">Products<text:tab/><text:s text:c="16"/></text:span><text:span text:style-name="T99">SailPoint</text:span><text:span text:style-name="T100"><text:s/></text:span><text:span text:style-name="T101">IIQ,</text:span><text:span text:style-name="T102"><text:s/></text:span><text:span text:style-name="T103"/></text:p>
        </text:list-item>
        <text:list-item>
          <text:p text:style-name="P11"><text:span text:style-name="T104">Application servers<text:tab/></text:span><text:span text:style-name="T105">Apache</text:span><text:span text:style-name="T106"><text:s/></text:span><text:span text:style-name="T107">tomcat.</text:span><text:span text:style-name="T108"/></text:p>
        </text:list-item>
        <text:list-item>
          <text:p text:style-name="P12"><text:span text:style-name="T109">Development</text:span><text:span text:style-name="T110"><text:s/></text:span><text:span text:style-name="T111">Tools<text:tab/></text:span><text:span text:style-name="T112">Eclipse</text:span><text:span text:style-name="T113"/></text:p>
        </text:list-item>
        <text:list-item>
          <text:p text:style-name="P13"><text:span text:style-name="T114">Languages<text:tab/><text:s text:c="17"/></text:span><text:span text:style-name="T115">Java</text:span><text:span text:style-name="T116"/></text:p>
        </text:list-item>
        <text:list-item>
          <text:p text:style-name="P14"><text:span text:style-name="T117">Databases<text:s text:c="33"/></text:span><text:span text:style-name="T118">MySQL</text:span><text:span text:style-name="T119"/></text:p>
        </text:list-item>
        <text:list-item>
          <text:p text:style-name="P15"><text:span text:style-name="T120">Web</text:span><text:span text:style-name="T121"><text:s/></text:span><text:span text:style-name="T122">technologies<text:s text:c="15"/></text:span><text:span text:style-name="T123">HTML,</text:span><text:span text:style-name="T124"><text:s/></text:span><text:span text:style-name="T125">JSF</text:span><text:span text:style-name="T126"/></text:p>
        </text:list-item>
        <text:list-item>
          <text:p text:style-name="P16"><text:span text:style-name="T127">Directories<text:tab/><text:s text:c="16"/></text:span><text:span text:style-name="T128">LDAP,</text:span><text:span text:style-name="T129"><text:s/></text:span><text:span text:style-name="T130">AD</text:span><text:span text:style-name="T131"/></text:p>
        </text:list-item>
      </text:list>
      <text:p text:style-name="P17"><text:span text:style-name="T132"/></text:p>
      <text:p text:style-name="P18"><text:span text:style-name="T133">Academic</text:span><text:span text:style-name="T134"><text:s/></text:span><text:span text:style-name="T135">Qualifications</text:span><text:span text:style-name="T136"/></text:p>
      <text:p text:style-name="P19"><text:span text:style-name="T137"/></text:p>
      <text:p text:style-name="P20"><text:span text:style-name="T138"/></text:p>
      <text:list text:style-name="L21">
        <text:list-item>
          <text:p text:style-name="P21"><text:span text:style-name="T139">Bachelor’s</text:span><text:span text:style-name="T140"><text:s/></text:span><text:span text:style-name="T141">degree</text:span><text:span text:style-name="T142"><text:s/></text:span><text:span text:style-name="T143">in</text:span><text:span text:style-name="T144"><text:s/></text:span><text:span text:style-name="T145">BSC Computer Science</text:span><text:span text:style-name="T146"><text:s/></text:span><text:span text:style-name="T147">–</text:span><text:span text:style-name="T148"><text:s/></text:span><text:span text:style-name="T149">from</text:span><text:span text:style-name="T150"><text:s/></text:span><text:span text:style-name="T151">Rayalaseema univercity</text:span><text:span text:style-name="T152">,</text:span><text:span text:style-name="T153"><text:s/></text:span><text:span text:style-name="T154">Kurnool.</text:span><text:span text:style-name="T155"/></text:p>
        </text:list-item>
      </text:list>
      <text:p text:style-name="P22"><text:span text:style-name="T156"/></text:p>
      <text:p text:style-name="P23"><text:span text:style-name="T157">Work</text:span><text:span text:style-name="T158"><text:s/></text:span><text:span text:style-name="T159">Experience</text:span><text:span text:style-name="T160"/></text:p>
      <text:p text:style-name="P24"><text:span text:style-name="T161"/></text:p>
      <text:list text:style-name="L25">
        <text:list-item>
          <text:p text:style-name="P25"><text:span text:style-name="T162">Working as a<text:s text:c="2"/></text:span><text:span text:style-name="T163">Accosiate Software Engineer in<text:s/></text:span><text:span text:style-name="T164">Webfurther India PVT LDT<text:s/></text:span><text:span text:style-name="T165">from<text:s/></text:span><text:span text:style-name="T166">jan 2020 to till date.</text:span></text:p>
        </text:list-item>
      </text:list>
      <text:p text:style-name="P26"><text:span text:style-name="T167"/></text:p>
      <text:p text:style-name="P27"><text:span text:style-name="T168">Client:</text:span><text:span text:style-name="T169"><text:s/></text:span><text:span text:style-name="T170">State Street corporation</text:span><text:span text:style-name="T171"/></text:p>
      <text:p text:style-name="P28"><text:span text:style-name="T172">Role : Sailpoint Developer</text:span></text:p>
      <text:p text:style-name="P28"><text:span text:style-name="T172">Team :04</text:span></text:p>
      <text:p text:style-name="P28"><text:span text:style-name="T173">Responsibilities</text:span></text:p>
      <text:p text:style-name="P28"><text:span text:style-name="T174"/></text:p>
      <text:list text:style-name="L29">
        <text:list-item>
          <text:p text:style-name="P29"><text:span text:style-name="T175">Experience</text:span><text:span text:style-name="T176"><text:s/></text:span><text:span text:style-name="T177">in</text:span><text:span text:style-name="T178"><text:s/></text:span><text:span text:style-name="T179">Application-on-Boarding,</text:span><text:span text:style-name="T180"><text:s/></text:span><text:span text:style-name="T181">RBAC,</text:span><text:span text:style-name="T182"><text:s/></text:span><text:span text:style-name="T183">LCM,</text:span><text:span text:style-name="T184"><text:s/></text:span><text:span text:style-name="T185">Workflow,</text:span><text:span text:style-name="T186"><text:s/></text:span><text:span text:style-name="T187">Certification,</text:span><text:span text:style-name="T188"><text:s/></text:span><text:span text:style-name="T189">Rules,</text:span><text:span text:style-name="T190"><text:s/></text:span><text:span text:style-name="T191">Policy</text:span><text:span text:style-name="T192"/></text:p>
        </text:list-item>
        <text:list-item>
          <text:p text:style-name="P30"><text:span text:style-name="T192">Involved</text:span><text:span text:style-name="T193"><text:s/></text:span><text:span text:style-name="T194">in</text:span><text:span text:style-name="T195"><text:s/></text:span><text:span text:style-name="T196">implementation</text:span><text:span text:style-name="T197"><text:s/></text:span><text:span text:style-name="T198">of</text:span><text:span text:style-name="T199"><text:s/></text:span><text:span text:style-name="T200">Application-on-Boarding</text:span><text:span text:style-name="T201"><text:s/></text:span><text:span text:style-name="T202">like</text:span><text:span text:style-name="T203"><text:s/></text:span><text:span text:style-name="T204">Active Directory,</text:span><text:span text:style-name="T205"><text:s/></text:span><text:span text:style-name="T206">JDBC,</text:span><text:span text:style-name="T207"><text:s text:c="2"/></text:span><text:span text:style-name="T208">and</text:span><text:span text:style-name="T209"><text:s/></text:span><text:span text:style-name="T210">delimited</text:span><text:span text:style-name="T211"><text:s/></text:span><text:span text:style-name="T212">based</text:span><text:span text:style-name="T213"><text:s/></text:span><text:span text:style-name="T214">on</text:span><text:span text:style-name="T215"><text:s/></text:span><text:span text:style-name="T216">business requirement.</text:span></text:p>
        </text:list-item>
        <text:list-item>
          <text:p text:style-name="P30"><text:span text:style-name="T217">Handled Create, modify, delete operations, if operation is create, creating User into<text:s/></text:span><text:span text:style-name="T218">Active Directory</text:span><text:span text:style-name="T219">, if modify, Modifying the Access, if Delete, Deleting User from<text:s/></text:span><text:span text:style-name="T220">Active Directory</text:span><text:span text:style-name="T221">.<text:s/></text:span><text:span text:style-name="T222"/></text:p>
        </text:list-item>
        <text:list-item>
          <text:p text:style-name="P30"><text:span text:style-name="T223">Load data from target applications using account aggregation tasks and account group aggregations.</text:span><text:span text:style-name="T224"/></text:p>
        </text:list-item>
        <text:list-item>
          <text:p text:style-name="P30"><text:span text:style-name="T225">Native Change detection Create, modify, Delete operations for Delimited and JDBC Applications.</text:span><text:span text:style-name="T226"/></text:p>
        </text:list-item>
        <text:list-item>
          <text:p text:style-name="P31"><text:span text:style-name="T227">Developed Build Map rules, Pre-Iterate rules and Customization rules (Bean Shell Script).</text:span><text:span text:style-name="T228"/></text:p>
        </text:list-item>
        <text:list-item>
          <text:p text:style-name="P31"><text:span text:style-name="T229">Triggering custom mail notifications to manager when company or department or manager of an Identity updated in IdentityIQ</text:span><text:span text:style-name="T230"/></text:p>
        </text:list-item>
        <text:list-item>
          <text:p text:style-name="P31"><text:span text:style-name="T230">Design</text:span><text:span text:style-name="T231"><text:s/></text:span><text:span text:style-name="T232">and</text:span><text:span text:style-name="T233"><text:s/></text:span><text:span text:style-name="T234">Implementation</text:span><text:span text:style-name="T235"><text:s/></text:span><text:span text:style-name="T236">of</text:span><text:span text:style-name="T237"><text:s/></text:span><text:span text:style-name="T238">User</text:span><text:span text:style-name="T239"><text:s/></text:span><text:span text:style-name="T240">Access</text:span><text:span text:style-name="T241"><text:s/></text:span><text:span text:style-name="T242">Re-certification</text:span><text:span text:style-name="T243"><text:s/></text:span><text:span text:style-name="T244">and</text:span><text:span text:style-name="T245"><text:s/></text:span><text:span text:style-name="T246">Entitlements</text:span><text:span text:style-name="T247"><text:s/></text:span><text:span text:style-name="T248">Reviews.</text:span></text:p>
        </text:list-item>
        <text:list-item>
          <text:p text:style-name="P31"><text:span text:style-name="T248">Expertise</text:span><text:span text:style-name="T249"><text:s/></text:span><text:span text:style-name="T250">in</text:span><text:span text:style-name="T251"><text:s/></text:span><text:span text:style-name="T252">configuring</text:span><text:span text:style-name="T253"><text:s/></text:span><text:span text:style-name="T254">workflows</text:span><text:span text:style-name="T255"><text:s/></text:span><text:span text:style-name="T256">and</text:span><text:span text:style-name="T257"><text:s/></text:span><text:span text:style-name="T258">Integration</text:span><text:span text:style-name="T259"><text:s/></text:span><text:span text:style-name="T260">for</text:span><text:span text:style-name="T261"><text:s/></text:span><text:span text:style-name="T262">LCM</text:span><text:span text:style-name="T263"><text:s/></text:span><text:span text:style-name="T264">events.</text:span></text:p>
        </text:list-item>
        <text:list-item>
          <text:p text:style-name="P31"><text:span text:style-name="T265">Life Cycle Events - Joiner, Mover and Leaver</text:span><text:span text:style-name="T266"/></text:p>
        </text:list-item>
        <text:list-item>
          <text:p text:style-name="P32"><text:span text:style-name="T267">Written a rule to Create Entitlements added them into IT Roles, these IT Roles added into Business Roles.</text:span><text:span text:style-name="T268"/></text:p>
        </text:list-item>
        <text:list-item>
          <text:p text:style-name="P32"><text:span text:style-name="T269">Report on Role Assignments, written a rule to fetch Identities who has assigned mentioned Business Role from yesterday to today.</text:span><text:span text:style-name="T270"/></text:p>
        </text:list-item>
        <text:list-item>
          <text:p text:style-name="P32"><text:span text:style-name="T271">Created the Populations and Workgroups.</text:span><text:span text:style-name="T272"/></text:p>
        </text:list-item>
        <text:list-item>
          <text:p text:style-name="P32"><text:span text:style-name="T273">Policy Violations - SOD Policy and Advanced Policy.</text:span><text:span text:style-name="T274"/></text:p>
        </text:list-item>
        <text:list-item>
          <text:p text:style-name="P32"><text:span text:style-name="T275">Configure the Access Certifications.Like manager,application owner,Entitlement owner and Membership certification</text:span><text:span text:style-name="T276"/></text:p>
        </text:list-item>
      </text:list>
      <text:p text:style-name="P33"><text:span text:style-name="T277"/></text:p>
      <text:p text:style-name="P34"><text:span text:style-name="T278">Client:</text:span><text:span text:style-name="T279"><text:s/>AIG</text:span><text:span text:style-name="T280"/></text:p>
      <text:p text:style-name="P35"><text:span text:style-name="T281">Role : Sailpoint Developer</text:span></text:p>
      <text:p text:style-name="P35"><text:span text:style-name="T281">Team :03</text:span></text:p>
      <text:p text:style-name="P36"><text:span text:style-name="T282"><text:tab/></text:span><text:span text:style-name="T283"/></text:p>
      <text:p text:style-name="P37"><text:span text:style-name="T284">Responsibilities</text:span><text:span text:style-name="T285"/></text:p>
      <text:list text:style-name="L38">
        <text:list-item>
          <text:p text:style-name="P38"><text:span text:style-name="T286">Configured Event based on type native change detection and developed a workflow to create manual work item for create, modify, and delete operations.</text:span></text:p>
        </text:list-item>
        <text:list-item>
          <text:p text:style-name="P38"><text:span text:style-name="T286">Configured Life Cycle event of native change type to Provision and Deprovision Contractors into LDAP.</text:span><text:span text:style-name="T287"/></text:p>
        </text:list-item>
        <text:list-item>
          <text:p text:style-name="P38"><text:span text:style-name="T288">Handled Create, modify, delete operations, if operation is create, creating User into Ldap, if modify, Modifying the Access, if Delete, Deleting User from Ldap.<text:s/></text:span><text:span text:style-name="T289"/></text:p>
        </text:list-item>
        <text:list-item>
          <text:p text:style-name="P38"><text:span text:style-name="T290">Picked all uncorrelated identities and did manual correlation through API.</text:span><text:span text:style-name="T291"/></text:p>
        </text:list-item>
        <text:list-item>
          <text:p text:style-name="P38"><text:span text:style-name="T292">Created the rules using Bean shell Script.</text:span><text:span text:style-name="T293"/></text:p>
        </text:list-item>
        <text:list-item>
          <text:p text:style-name="P38"><text:span text:style-name="T294">Creation of Policies depending on the Requirement.</text:span></text:p>
        </text:list-item>
        <text:list-item>
          <text:p text:style-name="P38"><text:span text:style-name="T294">Involved in Assignment of entitlements on the basis of role.</text:span></text:p>
        </text:list-item>
        <text:list-item>
          <text:p text:style-name="P38"><text:span text:style-name="T294">Involved in identity review to create identity attributes and their mappings.</text:span><text:span text:style-name="T295"/></text:p>
        </text:list-item>
        <text:list-item>
          <text:p text:style-name="P38"><text:span text:style-name="T296">Configure the Access Certifications.</text:span><text:span text:style-name="T297"/></text:p>
        </text:list-item>
        <text:list-item>
          <text:p text:style-name="P38"><text:span text:style-name="T298">Involved<text:s text:c="2"/>Identity and application risk ln certification modules,high risk identities and high risk application,</text:span><text:span text:style-name="T299"/></text:p>
        </text:list-item>
        <text:list-item>
          <text:p text:style-name="P38"><text:span text:style-name="T300">Worked on different types of Roles like Business Role, IT Roles in IIQ as per the clients need.</text:span><text:span text:style-name="T301"/></text:p>
        </text:list-item>
      </text:list>
      <text:p text:style-name="P39"><text:span text:style-name="T302"/></text:p>
      <text:p text:style-name="P40"><text:span text:style-name="T303"/></text:p>
      <text:p text:style-name="P41"><text:span text:style-name="T304">PERSONAL</text:span><text:span text:style-name="T305"><text:s/></text:span><text:span text:style-name="T306">DETAILS<text:tab/></text:span><text:span text:style-name="T307"/></text:p>
      <text:p text:style-name="P42"><text:span text:style-name="T308"/></text:p>
      <text:p text:style-name="P42"><text:span text:style-name="T309">DOB<text:s text:c="19"/>:</text:span><text:span text:style-name="T310"><text:s/></text:span><text:span text:style-name="T311">06</text:span><text:span text:style-name="T312">th July 1994</text:span><text:span text:style-name="T313"/></text:p>
      <text:p text:style-name="P42"><text:span text:style-name="T314">Nationality<text:s text:c="6"/>:</text:span><text:span text:style-name="T315"><text:s/></text:span><text:span text:style-name="T316">Indian</text:span></text:p>
      <text:p text:style-name="P42"><text:span text:style-name="T317">Marital Status : Un Married</text:span><text:span text:style-name="T318"/></text:p>
      <text:p text:style-name="P43"><text:span text:style-name="T319">Languages<text:s text:c="9"/>:</text:span><text:span text:style-name="T320"><text:s/></text:span><text:span text:style-name="T321">English,</text:span><text:span text:style-name="T322"><text:s/></text:span><text:span text:style-name="T323">Telugu and Hindi</text:span><text:span text:style-name="T324"><text:s/></text:span><text:span text:style-name="T325"/></text:p>
      <text:p text:style-name="P43"><text:span text:style-name="T325">PAN<text:s text:c="22"/>:</text:span><text:span text:style-name="T326"><text:s/></text:span><text:span text:style-name="T327">BALPV7279Q</text:span><text:span text:style-name="T3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